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A0000001124480D4B108D6616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agraph-properties fo:text-align="end" style:writing-mode="lr-tb"/>
      <style:text-properties fo:font-size="12pt"/>
    </style:style>
    <style:style style:name="P2" style:family="paragraph">
      <style:paragraph-properties style:writing-mode="lr-tb"/>
      <style:text-properties fo:font-size="12pt"/>
    </style:style>
    <style:style style:name="P3" style:family="paragraph"/>
    <style:style style:name="T1" style:family="text">
      <style:text-properties fo:font-size="12pt"/>
    </style:style>
    <style:style style:name="gr1" style:family="graphic">
      <style:graphic-properties draw:textarea-horizontal-align="justify" draw:textarea-vertical-align="middle" draw:auto-grow-height="false" fo:min-height="5.98mm" fo:min-width="101.9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fo:border="none" style:repeat="scale"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title="Source: Gallery StarOffice 5.2" form:image-data="Pictures/10000000000001A0000001124480D4B108D6616D.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Standard"><draw:control text:anchor-type="paragraph" draw:z-index="0" draw:name="Control 1" draw:style-name="gr2" draw:text-style-name="P3" svg:width="71.18mm" svg:height="31.76mm" svg:x="9.6mm" svg:y="16.69mm" draw:control="control1"/><draw:custom-shape text:anchor-type="paragraph" draw:z-index="1" draw:name="Shape 1" draw:style-name="gr1" draw:text-style-name="P2" svg:width="116.44mm" svg:height="11.95mm" svg:x="43.99mm" svg:y="24.62mm">
     <text:p text:style-name="P1"><text:span text:style-name="T1">Cannot bring arrow to front</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Regina Henschel</meta:initial-creator>
    <meta:creation-date>2021-04-03T01:02:19.470000000</meta:creation-date>
    <dc:date>2021-04-03T01:08:41.597000000</dc:date>
    <dc:creator>Regina Henschel</dc:creator>
    <meta:editing-duration>PT6M8S</meta:editing-duration>
    <meta:editing-cycles>2</meta:editing-cycles>
    <meta:generator>LOdaily_02Apr_en/7.2.0.0.alpha0$Windows_X86_64 LibreOffice_project/465b8b0e9ad4b0c9c7701dee2820a99c5d00b5bf</meta:generator>
    <meta:document-statistic meta:table-count="0" meta:image-count="0" meta:object-count="0" meta:page-count="1" meta:paragraph-count="1" meta:word-count="291" meta:character-count="1540" meta:non-whitespace-character-count="1250"/>
  </office:meta>
</office:document-meta>
</file>